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erif" officeooo:rsid="0016577c" officeooo:paragraph-rsid="0016577c"/>
    </style:style>
    <style:style style:name="P2" style:family="paragraph" style:parent-style-name="Text_20_body">
      <style:text-properties style:font-name="Liberation Serif" fo:font-style="italic" officeooo:rsid="0016577c" officeooo:paragraph-rsid="0016577c" style:font-style-asian="italic" style:font-style-complex="italic"/>
    </style:style>
    <style:style style:name="P3" style:family="paragraph" style:parent-style-name="Text_20_body">
      <style:text-properties officeooo:rsid="00171d5f" officeooo:paragraph-rsid="00180d6b"/>
    </style:style>
    <style:style style:name="P4" style:family="paragraph" style:parent-style-name="Text_20_body" style:list-style-name="L1">
      <style:text-properties officeooo:paragraph-rsid="00180d6b"/>
    </style:style>
    <style:style style:name="P5" style:family="paragraph" style:parent-style-name="Text_20_body" style:list-style-name="L1">
      <style:text-properties officeooo:rsid="00180d6b" officeooo:paragraph-rsid="00180d6b"/>
    </style:style>
    <style:style style:name="P6" style:family="paragraph" style:parent-style-name="Text_20_body" style:list-style-name="L1">
      <style:text-properties officeooo:rsid="00180d6b" officeooo:paragraph-rsid="0018b846"/>
    </style:style>
    <style:style style:name="P7" style:family="paragraph" style:parent-style-name="Text_20_body" style:list-style-name="L1">
      <style:text-properties officeooo:rsid="001b7073" officeooo:paragraph-rsid="001b7073"/>
    </style:style>
    <style:style style:name="P8" style:family="paragraph" style:parent-style-name="Text_20_body" style:list-style-name="L1">
      <style:text-properties officeooo:rsid="001d68ee" officeooo:paragraph-rsid="001d68ee"/>
    </style:style>
    <style:style style:name="P9" style:family="paragraph" style:parent-style-name="Text_20_body">
      <style:text-properties style:font-name="Liberation Serif" officeooo:rsid="00171d5f" officeooo:paragraph-rsid="00171d5f"/>
    </style:style>
    <style:style style:name="P10" style:family="paragraph" style:parent-style-name="Text_20_body" style:list-style-name="L2">
      <style:text-properties style:font-name="Liberation Serif" officeooo:rsid="001e7fdd" officeooo:paragraph-rsid="001e7fdd"/>
    </style:style>
    <style:style style:name="P11" style:family="paragraph" style:parent-style-name="Text_20_body" style:list-style-name="L2">
      <style:text-properties style:font-name="Liberation Serif" officeooo:rsid="001e7fdd" officeooo:paragraph-rsid="002066ee"/>
    </style:style>
    <style:style style:name="P12" style:family="paragraph" style:parent-style-name="Text_20_body">
      <style:text-properties style:font-name="Liberation Serif" officeooo:rsid="002603f5" officeooo:paragraph-rsid="00171d5f"/>
    </style:style>
    <style:style style:name="P13" style:family="paragraph" style:parent-style-name="Text_20_body" style:list-style-name="L2">
      <style:text-properties style:font-name="Liberation Serif" officeooo:rsid="0026a7e6" officeooo:paragraph-rsid="0026a7e6"/>
    </style:style>
    <style:style style:name="P14" style:family="paragraph" style:parent-style-name="Text_20_body" style:list-style-name="L2">
      <style:text-properties style:font-name="Liberation Serif" officeooo:rsid="002bf12c" officeooo:paragraph-rsid="002bf12c"/>
    </style:style>
    <style:style style:name="P15" style:family="paragraph" style:parent-style-name="Text_20_body" style:list-style-name="L2">
      <style:text-properties style:font-name="Liberation Serif" officeooo:rsid="002d733e" officeooo:paragraph-rsid="002d733e"/>
    </style:style>
    <style:style style:name="P16" style:family="paragraph" style:parent-style-name="Text_20_body" style:list-style-name="L2">
      <style:text-properties style:font-name="Liberation Serif" officeooo:rsid="002edf7f" officeooo:paragraph-rsid="002edf7f"/>
    </style:style>
    <style:style style:name="P17" style:family="paragraph" style:parent-style-name="Text_20_body" style:list-style-name="L2">
      <style:text-properties style:font-name="Liberation Serif" officeooo:rsid="00359d16" officeooo:paragraph-rsid="00359d16"/>
    </style:style>
    <style:style style:name="P18" style:family="paragraph" style:parent-style-name="Text_20_body" style:list-style-name="L2">
      <style:text-properties style:font-name="Liberation Serif" officeooo:rsid="0038c552" officeooo:paragraph-rsid="0038c552"/>
    </style:style>
    <style:style style:name="P19" style:family="paragraph" style:parent-style-name="Text_20_body">
      <style:text-properties style:font-name="Liberation Serif" officeooo:rsid="003ae46f" officeooo:paragraph-rsid="003ae46f"/>
    </style:style>
    <style:style style:name="T1" style:family="text">
      <style:text-properties officeooo:rsid="0016577c"/>
    </style:style>
    <style:style style:name="T2" style:family="text">
      <style:text-properties officeooo:rsid="00171d5f"/>
    </style:style>
    <style:style style:name="T3" style:family="text">
      <style:text-properties officeooo:rsid="0018b846"/>
    </style:style>
    <style:style style:name="T4" style:family="text">
      <style:text-properties officeooo:rsid="0019387f"/>
    </style:style>
    <style:style style:name="T5" style:family="text">
      <style:text-properties officeooo:rsid="001c6776"/>
    </style:style>
    <style:style style:name="T6" style:family="text">
      <style:text-properties officeooo:rsid="001c70b7"/>
    </style:style>
    <style:style style:name="T7" style:family="text">
      <style:text-properties officeooo:rsid="001e7fdd"/>
    </style:style>
    <style:style style:name="T8" style:family="text">
      <style:text-properties officeooo:rsid="001f1b86"/>
    </style:style>
    <style:style style:name="T9" style:family="text">
      <style:text-properties officeooo:rsid="00285ed9"/>
    </style:style>
    <style:style style:name="T10" style:family="text">
      <style:text-properties officeooo:rsid="002d733e"/>
    </style:style>
    <style:style style:name="T11" style:family="text">
      <style:text-properties officeooo:rsid="00305c12"/>
    </style:style>
    <style:style style:name="T12" style:family="text">
      <style:text-properties officeooo:rsid="003a4996"/>
    </style:style>
    <style:style style:name="T13" style:family="text">
      <style:text-properties officeooo:rsid="003c79c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roduction to machine learning Exercise set 2 report</text:p>
      <text:p text:style-name="P2">Elias Annila 014328901</text:p>
      <text:p text:style-name="P1"/>
      <text:h text:style-name="Heading_20_1" text:outline-level="1">Pen and paper:</text:h>
      <text:p text:style-name="P1"/>
      <text:h text:style-name="Heading_20_1" text:outline-level="1">Programming:</text:h>
      <text:p text:style-name="P3">b) </text:p>
      <text:list xml:id="list9203232500173849375" text:style-name="L1">
        <text:list-item>
          <text:p text:style-name="P4"><text:span text:style-name="T2">Jaccard coefficent for </text:span>Three Colors: Red and Three Colors: Blue: <text:span text:style-name="T1">0.598</text:span></text:p>
        </text:list-item>
        <text:list-item>
          <text:p text:style-name="P5">5 movies with highest Jaccard coefficients to Taxi Driver <text:span text:style-name="T4">excluding Taxi Driver itself</text:span>:</text:p>
          <text:list>
            <text:list-item>
              <text:p text:style-name="P5">Godfather: Part II, The (1974) <text:span text:style-name="T3">Jaccard:</text:span> 0.417 </text:p>
            </text:list-item>
            <text:list-item>
              <text:p text:style-name="P6">Clockwork Orange, A (1971) <text:span text:style-name="T3">Jaccard: </text:span>0.40 </text:p>
            </text:list-item>
            <text:list-item>
              <text:p text:style-name="P6">Citizen Kane (1941) <text:span text:style-name="T3">Jaccard: </text:span>0.397</text:p>
            </text:list-item>
            <text:list-item>
              <text:p text:style-name="P6">Chinatown (1974) <text:span text:style-name="T3">Jaccard: </text:span>0.394 </text:p>
            </text:list-item>
            <text:list-item>
              <text:p text:style-name="P6">Psycho (1960) <text:span text:style-name="T3">Jaccard: </text:span>0.385</text:p>
            </text:list-item>
          </text:list>
        </text:list-item>
        <text:list-item>
          <text:p text:style-name="P7">I searched for top 5 movies with highest Jaccard coefficients for movie <text:span text:style-name="T5">Aladdin</text:span> (id: <text:span text:style-name="T5">95</text:span>) and the results seem sensible enough, as <text:span text:style-name="T6">among top five scorers there are 3 other Disney animations. Top 5: </text:span></text:p>
          <text:list>
            <text:list-item>
              <text:p text:style-name="P8">Lion King, The (1994) Jaccard: 0.614 </text:p>
            </text:list-item>
            <text:list-item>
              <text:p text:style-name="P8">Beauty and the Beast (1991) Jaccard: 0.577 </text:p>
            </text:list-item>
            <text:list-item>
              <text:p text:style-name="P8">Jurassic Park (1993) Jaccard: 0.514 </text:p>
            </text:list-item>
            <text:list-item>
              <text:p text:style-name="P8">Snow White and the Seven Dwarfs (1937) Jaccard: 0.492 </text:p>
            </text:list-item>
            <text:list-item>
              <text:p text:style-name="P8">E.T. the Extra-Terrestrial (1982) Jaccard: 0.491 </text:p>
            </text:list-item>
          </text:list>
        </text:list-item>
      </text:list>
      <text:p text:style-name="P9"><text:span text:style-name="T7">c)</text:span></text:p>
      <text:list xml:id="list31795950107413411" text:style-name="L2">
        <text:list-item>
          <text:p text:style-name="P10">Correlationcoefficient of ratings <text:span text:style-name="T8">between Toy Story and Golden Eye: 0.222</text:span></text:p>
        </text:list-item>
        <text:list-item>
          <text:p text:style-name="P11">Correlationcoefficient of ratings <text:span text:style-name="T8">between Tree Colors: Red and Tree Colors: Blue: 0.760</text:span></text:p>
        </text:list-item>
        <text:list-item>
          <text:p text:style-name="P13">For calculating correlation it seemed to me that only requirement would be that standard deviation of both movie's scores had to be non zero, so this would require at least two <text:span text:style-name="T9">users </text:span><text:soft-page-break/><text:span text:style-name="T9">having seen both movies. Still it turned out that in all the high correlation movies amount of people having seen both movies was quite low. For example for Taxi Driver the top 5 list was: </text:span></text:p>
          <text:list>
            <text:list-item>
              <text:p text:style-name="P14">Lost in Space (1998) Correlation: 0.951 Users having rated both movies: 7</text:p>
            </text:list-item>
            <text:list-item>
              <text:p text:style-name="P14">Twin Town (1997) Correlation: 0.945 Users having rated both movies: 3</text:p>
            </text:list-item>
            <text:list-item>
              <text:p text:style-name="P14">Bye Bye, Love (1995) Correlation: 0.905 Users having rated both movies: 4</text:p>
            </text:list-item>
            <text:list-item>
              <text:p text:style-name="P14">Traveller (1997) Correlation: 0.899 Users having rated both movies: 4</text:p>
            </text:list-item>
            <text:list-item>
              <text:p text:style-name="P14">Unzipped (1995) Correlation: 0.881 Users having rated both movies: 7</text:p>
            </text:list-item>
          </text:list>
          <text:p text:style-name="P14">If <text:s/>higher number of users was requested the list turned out to be significantly different. <text:span text:style-name="T10">For example with requirement for 50 users having rated both movies the list was: </text:span></text:p>
          <text:list text:continue-numbering="true">
            <text:list-item>
              <text:p text:style-name="P15">Chinatown (1974) Correlation: 0.477 Users having rated both movies: 93</text:p>
            </text:list-item>
            <text:list-item>
              <text:p text:style-name="P15">Psycho (1960) Correlation: 0.459 Users having rated both movies: 117</text:p>
            </text:list-item>
            <text:list-item>
              <text:p text:style-name="P15">L.A. Confidential (1997) Correlation: 0.445 Users having rated both movies: 67</text:p>
            </text:list-item>
            <text:list-item>
              <text:p text:style-name="P15">Glory (1989) Correlation: 0.442 Users having rated both movies: 74</text:p>
            </text:list-item>
            <text:list-item>
              <text:p text:style-name="P15">Dr. Strangelove or: How I Learned to Stop Worrying and Love the Bomb (1963) Correlation: 0.423 Users having rated both movies: 102</text:p>
            </text:list-item>
          </text:list>
          <text:p text:style-name="P16">At a glance the later list seems to correspond much better to both what Jaccard coefficent based method suggested as well as to how similar movies seemed to be based on quickly taking a look at them in IMDB. <text:span text:style-name="T11">Still further increasing the amount of people who had to have seen the movie resulted in lists getting saturated with very popular movies. Also increasing amount of people who had to see the movie will also mean that no recommendation can be given on less popular movies. For these reasons it would seem sensible to adjust the requirement based on popularity of the movie. For example one fifth of the people who had seen the movie seemed to result in somehow sensible lists. </text:span></text:p>
        </text:list-item>
        <text:list-item>
          <text:p text:style-name="P17">For movie Aladdin the list obtained in above mentined manner was as follows:</text:p>
          <text:list>
            <text:list-item>
              <text:p text:style-name="P17">Fox and the Hound, The (1981) Correlation: 0.591 Users having rated both movies: 56</text:p>
            </text:list-item>
            <text:list-item>
              <text:p text:style-name="P17">Aristocats, The (1970) Correlation: 0.56 Users having rated both movies: 48</text:p>
            </text:list-item>
            <text:list-item>
              <text:p text:style-name="P17">Lion King, The (1994) Correlation: 0.514 Users having rated both movies: 167</text:p>
            </text:list-item>
            <text:list-item>
              <text:p text:style-name="P17">Robin Hood: Prince of Thieves (1991) Correlation: 0.486 Users having rated both movies: 59</text:p>
            </text:list-item>
            <text:list-item>
              <text:p text:style-name="P17">Cinderella (1950) Correlation: 0.481 Users having rated both movies: 98</text:p>
            </text:list-item>
          </text:list>
          <text:p text:style-name="P17">This seems to bring up similar movies quite well. Certainly a lot better than allowing low numbers of people having seen the movie which resulted in following list:</text:p>
          <text:list text:continue-numbering="true">
            <text:list-item>
              <text:p text:style-name="P17">Palmetto (1998) Correlation: 0.982 Users having rated both movies: 3</text:p>
            </text:list-item>
            <text:list-item>
              <text:p text:style-name="P17"><text:soft-page-break/>Gumby: The Movie (1995) Correlation: 0.971 Users having rated both movies: 3</text:p>
            </text:list-item>
            <text:list-item>
              <text:p text:style-name="P17">Jason's Lyric (1994) Correlation: 0.966 Users having rated both movies: 6</text:p>
            </text:list-item>
            <text:list-item>
              <text:p text:style-name="P17">Panther (1995) Correlation: 0.962 Users having rated both movies: 4</text:p>
            </text:list-item>
            <text:list-item>
              <text:p text:style-name="P17">Bushwhacked (1995) Correlation: 0.926 Users having rated both movies: 6</text:p>
            </text:list-item>
          </text:list>
        </text:list-item>
      </text:list>
      <text:p text:style-name="P19">d)</text:p>
      <text:list xml:id="list184618975379044" text:continue-numbering="true" text:style-name="L2">
        <text:list-item>
          <text:p text:style-name="P18">Both methods seemed to bring up somewhat similar movies, and which is better, seems to depend on the movie. For example in case of Aladdin, which is a popular cartoon, correlation method seemed to result in other popular cartoons, whereas Jaccard coeffic<text:span text:style-name="T12">i</text:span>ent resulted in list containing only more popular movies, <text:span text:style-name="T13">both cartoons and others</text:span>. <text:span text:style-name="T12">On the other hand for movies with small amount of people having seen them Jaccard coefficient seems to also work quite well. For example in case of Three Colors: Red Jaccard coefficient included on the top 5 list both Three Colors: White and Three Colors: Blue whereas correlation coefficient left out Three Colors: White. As a bottom line Jaccard coefficient seems to be unsuitable for very popular movies, and Correlation coefficient unsuitable for movies with very few people having seen them.</text:span></text:p>
        </text:list-item>
      </text:list>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2:53:34.502780960</meta:creation-date>
    <meta:generator>LibreOffice/4.2.8.2$Linux_X86_64 LibreOffice_project/420m0$Build-2</meta:generator>
    <dc:date>2015-11-03T18:46:18.265752198</dc:date>
    <meta:editing-duration>PT4H6M45S</meta:editing-duration>
    <meta:editing-cycles>32</meta:editing-cycles>
    <meta:document-statistic meta:table-count="0" meta:image-count="0" meta:object-count="0" meta:page-count="3" meta:paragraph-count="48" meta:word-count="824" meta:character-count="4902" meta:non-whitespace-character-count="4902"/>
  </office:meta>
</office:document-meta>
</file>